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5-08-13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5-07-17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5-06-19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5-05-14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5-04-16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5-03-19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5-02-19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5-01-29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4-11-20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4-10-16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4-09-17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4-08-21 1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4-07-17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4-06-19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4-05-21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4-04-17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4-03-20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4-01-1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3-11-0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3-10-04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3-09-1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3-08-09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3-05-10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3-03-0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3-02-1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2-12-1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2-11-15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2-10-13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2-09-21 0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2-08-09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2-07-13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2-06-16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2-05-12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2-04-12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2-03-09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2-02-09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2-01-1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1-12-07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1-11-10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1-10-13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1-09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1-08-19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1-07-14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1-06-15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1-05-13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1-03-10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1-02-10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1-01-1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0-12-15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0-11-18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0-10-21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0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0-07-13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0-06-17 1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0-03-25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0-02-19 0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20-01-23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9-12-11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9-11-19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9-10-15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9-09-18 0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9-08-15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9-07-25 0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9-06-1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9-05-16 0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9-03-14 0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9-02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9-01-16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8-12-1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8-11-20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8-10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8-09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8-08-29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8-07-26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8-06-21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8-05-30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8-04-25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8-03-27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8-02-26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8-01-23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7-12-13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7-11-29 0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7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7-09-25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7-08-28 0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7-07-2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7-06-27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7-05-30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7-04-25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7-03-28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7-02-22 0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7-01-26 0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6-12-13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6-11-14 0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6-10-1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6-09-14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6-08-16 1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6-07-11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6-06-14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6-05-16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6-04-19 0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6-03-22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6-02-23 1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5-12-21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5-11-1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5-10-20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5-09-22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5-08-20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5-07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5-06-23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5-05-11 0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5-04-21 0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5-03-16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5-02-17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5-01-2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4-12-16 1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4-11-20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4-10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4-09-16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4-08-19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4-07-21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4-05-2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4-04-22 0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4-03-26 0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4-02-18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4-01-23 0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3-12-29 0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3-11-19 0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3-10-31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3-09-12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3-08-20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3-07-18 0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3-06-1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3-05-21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3-04-23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3-03-2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3-02-20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WELLER AVE SHALLOW</text:p>
          </table:table-cell>
          <table:table-cell office:value-type="string" calcext:value-type="string">
            <text:p>2013-01-24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8" meta:object-count="0"/>
    <meta:user-defined meta:name="AppVersion">3.0</meta:user-defined>
  </office:meta>
</office:document-meta>
</file>